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3000003B537D616237FF93A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7.1929in" draw:z-index="0"><draw:image xlink:href="Pictures/1000000000000373000003B537D616237FF93A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7T15:10:50.195000000</meta:creation-date>
    <dc:date>2022-08-27T15:11:17.307000000</dc:date>
    <meta:editing-duration>PT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2.2$Windows_X86_64 LibreOffice_project/49f2b1bff42cfccbd8f788c8dc32c1c309559be0</meta:generator>
  </office:meta>
</office:document-meta>
</file>